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Planung der Funktionen</text:h>
      <text:h text:style-name="Überschrift2" text:outline-level="2">Login</text:h>
      <text:p text:style-name="Standard">Login: <text:s/>username, password<text:line-break/><text:tab/>Sendet an den Server die Daten und checkt ob sie korrekt sind</text:p>
      <text:p text:style-name="Standard"/>
      <text:h text:style-name="Überschrift2" text:outline-level="2">Register</text:h>
      <text:p text:style-name="Standard">Register: firstName, lastName, username, email address, password</text:p>
      <text:p text:style-name="Standard"/>
      <text:h text:style-name="Überschrift2" text:outline-level="2">Main</text:h>
      <text:p text:style-name="Standard">Collapsable:<text:line-break/><text:tab/>Um die Seitliche Navigation aus / ein zu klappen<text:s/></text:p>
      <text:p text:style-name="Standard">Sortable:<text:s/><text:line-break/><text:tab/>Wird<text:s/>verwendet, dass die einzelnen Kategorien mittels Drag &amp; Drop verschoben werden können</text:p>
      <text:p text:style-name="Standard"/>
      <text:p text:style-name="Standard">getCategories:<text:s/>Cookies(username)<text:line-break/><text:tab/>Holt sich alle Kategorien die ein User hat, der bestimmt wird mit Cookies, um alle Kategorien<text:s/><text:line-break/><text:tab/>anzeigen zu können, alle in ein Array speichern<text:s/></text:p>
      <text:p text:style-name="Standard">addCategory: name, Cookie(username)<text:line-break/><text:tab/>Fügt eine neue Kategorie hinzu</text:p>
      <text:p text:style-name="Standard">editCategory:<text:s/>Cookie(username), name<text:line-break/><text:tab/>Ändert den Namen einer Kategorie</text:p>
      <text:p text:style-name="Standard">deleteCategory: Cookie(username), name<text:line-break/><text:tab/>löscht eine gesamte Kategorie und alle ihre Einträge, vorher wird der User gewarnt, dass<text:s/><text:line-break/><text:tab/>wirklich alle Einträge gelöscht werden, deleteEntry wird dann für jeden Eintrag selbst<text:s/><text:line-break/><text:tab/>aufgerufen und ausgeführt</text:p>
      <text:p text:style-name="Standard"/>
      <text:p text:style-name="Standard">getEntries: Category<text:line-break/><text:tab/>In Abhängigkeit zu den Kategorien, wird jeder Eintrag für diese Kategorie gesammelt, alle<text:s/><text:line-break/><text:tab/>Entries in ein Array speichern<text:s/>um das Suchen zu ermöglichen</text:p>
      <text:p text:style-name="Standard">addEntry: Cookie(username), Category, name, username, password, notes<text:line-break/><text:tab/>Fügt einen neuen Eintrag hinzu</text:p>
      <text:p text:style-name="Standard">editEntry: Cookie(username), Category, name, username, password, notes<text:line-break/><text:tab/>Ändert eine Category</text:p>
      <text:p text:style-name="Standard">deleteEntry:<text:s/>Cookie(username), name<text:line-break/><text:tab/>löscht einen Eintrag mithilfe des eindeutigen Namens</text:p>
      <text:p text:style-name="Standard"/>
      <text:soft-page-break/>
      <text:p text:style-name="Standard">searchEntry:<text:s text:c="2"/>Array(Entries)<text:line-break/><text:tab/>für jede Änderung in der Search Bar wird diese Funktion ausgeführt und liefert alle<text:s/><text:line-break/><text:tab/>Einträge die auf diese Suche passen</text:p>
      <text:p text:style-name="Standard"><text:line-break/>welcomeUser: Cookie(username)<text:line-break/><text:tab/>Zeigt dem User entsprechend<text:s/>der Zeit und seinem Namen eine Willkommen-Nachricht an</text:p>
      <text:h text:style-name="Überschrift2" text:outline-level="2">Settings</text:h>
      <text:p text:style-name="Standard">Collapsable:<text:line-break/><text:tab/>Um die seitliche Navigation ein / aus zu klappen</text:p>
      <text:p text:style-name="Standard"/>
      <text:p text:style-name="Standard">Export:<text:s/><text:line-break/><text:tab/>Auf einen Button<text:s/>drücken, wählen ob .csv oder .json, ein File downloaden<text:line-break/>Import:<text:s/>.json File<text:line-break/><text:tab/>Eine .json oder .csv Datei hochladen, welche dann in die Datenbank integriert wir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rni</meta:initial-creator>
    <dc:creator>Berni</dc:creator>
    <meta:creation-date>2018-02-13T07:05:00Z</meta:creation-date>
    <dc:date>2018-02-13T09:25:00Z</dc:date>
    <meta:template xlink:href="Normal" xlink:type="simple"/>
    <meta:editing-cycles>50</meta:editing-cycles>
    <meta:editing-duration>PT0S</meta:editing-duration>
    <meta:document-statistic meta:page-count="2" meta:paragraph-count="3" meta:word-count="262" meta:character-count="1916" meta:row-count="13" meta:non-whitespace-character-count="1657"/>
  </office:meta>
</office:document-meta>
</file>